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417in"/>
    </style:style>
    <style:style style:name="co4" style:family="table-column">
      <style:table-column-properties fo:break-before="auto" style:column-width="2.2402in"/>
    </style:style>
    <style:style style:name="co5" style:family="table-column">
      <style:table-column-properties fo:break-before="auto" style:column-width="1.2465in"/>
    </style:style>
    <style:style style:name="co6" style:family="table-column">
      <style:table-column-properties fo:break-before="auto" style:column-width="1.0807in"/>
    </style:style>
    <style:style style:name="co7" style:family="table-column">
      <style:table-column-properties fo:break-before="auto" style:column-width="1.0283in"/>
    </style:style>
    <style:style style:name="co8" style:family="table-column">
      <style:table-column-properties fo:break-before="auto" style:column-width="1.0634in"/>
    </style:style>
    <style:style style:name="co9" style:family="table-column">
      <style:table-column-properties fo:break-before="auto" style:column-width="1.2374in"/>
    </style:style>
    <style:style style:name="co10" style:family="table-column">
      <style:table-column-properties fo:break-before="auto" style:column-width="1.2291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4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ffff" fo:border="0.0008in solid #000000"/>
    </style:style>
    <style:style style:name="ce5" style:family="table-cell" style:parent-style-name="Default">
      <style:table-cell-properties fo:background-color="#ffd320" fo:border="0.0008in solid #000000"/>
    </style:style>
    <style:style style:name="ce6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fo:background-color="#ccffff"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>
      <style:table-cell-properties fo:background-color="#ffd320"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d320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ffffff" style:text-align-source="fix" style:repeat-content="false" fo:wrap-option="wrap" fo:border="0.0008in solid #000000"/>
      <style:paragraph-properties fo:text-align="center" fo:margin-left="0in"/>
    </style:style>
    <style:style style:name="ce13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4" style:family="table-cell" style:parent-style-name="Default">
      <style:table-cell-properties fo:background-color="#ffffff"/>
    </style:style>
    <style:style style:name="ce15" style:family="table-cell" style:parent-style-name="Default">
      <style:table-cell-properties fo:background-color="#ccffff" style:text-align-source="fix" style:repeat-content="false" fo:border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d320" style:text-align-source="fix" style:repeat-content="false" fo:border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d32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/>
          <table:table-cell office:value-type="string">
            <text:p>Param Se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6" office:value-type="string">
            <text:p>75% Crossover 25% Subtree</text:p>
          </table:table-cell>
          <table:table-cell table:style-name="ce12" office:value-type="string">
            <text:p>75% Crossover 25% Point</text:p>
          </table:table-cell>
          <table:table-cell table:style-name="ce6" office:value-type="string">
            <text:p>25% Crossover 75% Subtree</text:p>
          </table:table-cell>
          <table:table-cell table:style-name="ce19" office:value-type="string">
            <text:p>50% Crossover 25% Subtree 25% Point</text:p>
          </table:table-cell>
          <table:table-cell table:style-name="ce19" office:value-type="string">
            <text:p>50% Crossover 25% Subtree <text:s text:c="3"/>25% Reproduction</text:p>
          </table:table-cell>
          <table:table-cell table:style-name="ce19" office:value-type="string">
            <text:p>25% Crossover 50% Subtree <text:s text:c="2"/>25% Reproduction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-0.69496499">
            <text:p>-0.69496499</text:p>
          </table:table-cell>
          <table:table-cell office:value-type="float" office:value="-0.42884367">
            <text:p>-0.42884367</text:p>
          </table:table-cell>
          <table:table-cell office:value-type="float" office:value="-0.50217832">
            <text:p>-0.50217832</text:p>
          </table:table-cell>
          <table:table-cell office:value-type="float" office:value="-0.40857147">
            <text:p>-0.40857147</text:p>
          </table:table-cell>
          <table:table-cell office:value-type="float" office:value="-0.32210383">
            <text:p>-0.32210383</text:p>
          </table:table-cell>
          <table:table-cell office:value-type="float" office:value="-2.29829916">
            <text:p>-2.29829916</text:p>
          </table:table-cell>
          <table:table-cell/>
          <table:table-cell table:style-name="ce2" office:value-type="string">
            <text:p>Freight Train</text:p>
          </table:table-cell>
          <table:table-cell table:style-name="ce7" office:value-type="float" office:value="-0.82636042">
            <text:p>-0.82636042</text:p>
          </table:table-cell>
          <table:table-cell table:style-name="ce13" office:value-type="float" office:value="-0.61526552">
            <text:p>-0.61526552</text:p>
          </table:table-cell>
          <table:table-cell table:style-name="ce7" office:value-type="float" office:value="-1.4141508">
            <text:p>-1.4141508</text:p>
          </table:table-cell>
          <table:table-cell table:style-name="ce7" office:value-type="float" office:value="-1.0302859">
            <text:p>-1.0302859</text:p>
          </table:table-cell>
          <table:table-cell table:style-name="ce7" office:value-type="float" office:value="-0.76216889">
            <text:p>-0.76216889</text:p>
          </table:table-cell>
          <table:table-cell table:style-name="ce7" office:value-type="float" office:value="-1.67168087">
            <text:p>-1.67168087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-1.17135777">
            <text:p>-1.17135777</text:p>
          </table:table-cell>
          <table:table-cell office:value-type="float" office:value="-0.52324934">
            <text:p>-0.52324934</text:p>
          </table:table-cell>
          <table:table-cell office:value-type="float" office:value="-1.70829273">
            <text:p>-1.70829273</text:p>
          </table:table-cell>
          <table:table-cell office:value-type="float" office:value="-0.92732451">
            <text:p>-0.92732451</text:p>
          </table:table-cell>
          <table:table-cell office:value-type="float" office:value="-0.21641557">
            <text:p>-0.21641557</text:p>
          </table:table-cell>
          <table:table-cell office:value-type="float" office:value="-1.54880536">
            <text:p>-1.54880536</text:p>
          </table:table-cell>
          <table:table-cell/>
          <table:table-cell table:style-name="ce2" office:value-type="string">
            <text:p>Lion Roar</text:p>
          </table:table-cell>
          <table:table-cell table:style-name="ce7" office:value-type="float" office:value="-1.10163873">
            <text:p>-1.10163873</text:p>
          </table:table-cell>
          <table:table-cell table:style-name="ce13" office:value-type="float" office:value="-0.61179539">
            <text:p>-0.61179539</text:p>
          </table:table-cell>
          <table:table-cell table:style-name="ce7" office:value-type="float" office:value="-1.0501605">
            <text:p>-1.0501605</text:p>
          </table:table-cell>
          <table:table-cell table:style-name="ce7" office:value-type="float" office:value="-0.62558578">
            <text:p>-0.62558578</text:p>
          </table:table-cell>
          <table:table-cell table:style-name="ce7" office:value-type="float" office:value="-0.55427054">
            <text:p>-0.55427054</text:p>
          </table:table-cell>
          <table:table-cell table:style-name="ce7" office:value-type="float" office:value="-0.2483309">
            <text:p>-0.2483309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-1.1789176">
            <text:p>-1.1789176</text:p>
          </table:table-cell>
          <table:table-cell office:value-type="float" office:value="-0.9383111">
            <text:p>-0.9383111</text:p>
          </table:table-cell>
          <table:table-cell office:value-type="float" office:value="-3.40409451">
            <text:p>-3.40409451</text:p>
          </table:table-cell>
          <table:table-cell office:value-type="float" office:value="-1.1505755">
            <text:p>-1.1505755</text:p>
          </table:table-cell>
          <table:table-cell office:value-type="float" office:value="-1.59722472">
            <text:p>-1.59722472</text:p>
          </table:table-cell>
          <table:table-cell office:value-type="float" office:value="-1.10952191">
            <text:p>-1.10952191</text:p>
          </table:table-cell>
          <table:table-cell/>
          <table:table-cell table:style-name="ce2" office:value-type="string">
            <text:p>Metal Gong</text:p>
          </table:table-cell>
          <table:table-cell table:style-name="ce7" office:value-type="float" office:value="-0.67277002">
            <text:p>-0.67277002</text:p>
          </table:table-cell>
          <table:table-cell table:style-name="ce13" office:value-type="float" office:value="-1.01338878">
            <text:p>-1.01338878</text:p>
          </table:table-cell>
          <table:table-cell table:style-name="ce7" office:value-type="float" office:value="-2.30187379">
            <text:p>-2.30187379</text:p>
          </table:table-cell>
          <table:table-cell table:style-name="ce7" office:value-type="float" office:value="-0.53167098">
            <text:p>-0.53167098</text:p>
          </table:table-cell>
          <table:table-cell table:style-name="ce7" office:value-type="float" office:value="-2.85816896">
            <text:p>-2.85816896</text:p>
          </table:table-cell>
          <table:table-cell table:style-name="ce7" office:value-type="float" office:value="-2.57507686">
            <text:p>-2.57507686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-0.09924593">
            <text:p>-0.09924593</text:p>
          </table:table-cell>
          <table:table-cell office:value-type="float" office:value="-0.68379581">
            <text:p>-0.68379581</text:p>
          </table:table-cell>
          <table:table-cell office:value-type="float" office:value="-0.19834149">
            <text:p>-0.19834149</text:p>
          </table:table-cell>
          <table:table-cell office:value-type="float" office:value="-0.83499421">
            <text:p>-0.83499421</text:p>
          </table:table-cell>
          <table:table-cell office:value-type="float" office:value="-0.80750071">
            <text:p>-0.80750071</text:p>
          </table:table-cell>
          <table:table-cell office:value-type="float" office:value="-1.12870823">
            <text:p>-1.12870823</text:p>
          </table:table-cell>
          <table:table-cell/>
          <table:table-cell table:style-name="ce2" office:value-type="string">
            <text:p>Metallic Synth</text:p>
          </table:table-cell>
          <table:table-cell table:style-name="ce7" office:value-type="float" office:value="-0.02845163">
            <text:p>-0.02845163</text:p>
          </table:table-cell>
          <table:table-cell table:style-name="ce13" office:value-type="float" office:value="-0.71581452">
            <text:p>-0.7158145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-0.5875384">
            <text:p>-0.5875384</text:p>
          </table:table-cell>
          <table:table-cell table:style-name="ce7" office:value-type="float" office:value="-0.30891791">
            <text:p>-0.30891791</text:p>
          </table:table-cell>
          <table:table-cell table:style-name="ce7" office:value-type="float" office:value="-1.07375362">
            <text:p>-1.07375362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-0.64575386">
            <text:p>-0.64575386</text:p>
          </table:table-cell>
          <table:table-cell office:value-type="float" office:value="-1.05470033">
            <text:p>-1.05470033</text:p>
          </table:table-cell>
          <table:table-cell office:value-type="float" office:value="-1.92394249">
            <text:p>-1.92394249</text:p>
          </table:table-cell>
          <table:table-cell office:value-type="float" office:value="-1.60869157">
            <text:p>-1.60869157</text:p>
          </table:table-cell>
          <table:table-cell office:value-type="float" office:value="-2.11593593">
            <text:p>-2.11593593</text:p>
          </table:table-cell>
          <table:table-cell office:value-type="float" office:value="-1.52184919">
            <text:p>-1.52184919</text:p>
          </table:table-cell>
          <table:table-cell/>
          <table:table-cell table:style-name="ce3" office:value-type="string">
            <text:p>Random Analog LFO Reverb</text:p>
          </table:table-cell>
          <table:table-cell table:style-name="ce7" office:value-type="float" office:value="-0.92627087">
            <text:p>-0.92627087</text:p>
          </table:table-cell>
          <table:table-cell table:style-name="ce13" office:value-type="float" office:value="-0.78215775">
            <text:p>-0.78215775</text:p>
          </table:table-cell>
          <table:table-cell table:style-name="ce7" office:value-type="float" office:value="-4.40714553">
            <text:p>-4.40714553</text:p>
          </table:table-cell>
          <table:table-cell table:style-name="ce7" office:value-type="float" office:value="-3.13791308">
            <text:p>-3.13791308</text:p>
          </table:table-cell>
          <table:table-cell table:style-name="ce7" office:value-type="float" office:value="-1.00210455">
            <text:p>-1.00210455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table:style-name="ce4" office:value-type="string">
            <text:p>Mean</text:p>
          </table:table-cell>
          <table:table-cell table:style-name="ce8" table:formula="of:=AVERAGE([.K2:.K6])" office:value-type="float" office:value="-0.711098334">
            <text:p>-0.711098334</text:p>
          </table:table-cell>
          <table:table-cell table:style-name="ce15" table:formula="of:=AVERAGE([.L2:.L6])" office:value-type="float" office:value="-0.747684392">
            <text:p>-0.747684392</text:p>
          </table:table-cell>
          <table:table-cell table:style-name="ce8" table:formula="of:=AVERAGE([.M2:.M6])" office:value-type="float" office:value="-1.834666124">
            <text:p>-1.834666124</text:p>
          </table:table-cell>
          <table:table-cell table:style-name="ce8" table:formula="of:=AVERAGE([.N2:.N6])" office:value-type="float" office:value="-1.182598828">
            <text:p>-1.182598828</text:p>
          </table:table-cell>
          <table:table-cell table:style-name="ce8" table:formula="of:=AVERAGE([.O2:.O6])" office:value-type="float" office:value="-1.09712617">
            <text:p>-1.09712617</text:p>
          </table:table-cell>
          <table:table-cell table:style-name="ce8" table:formula="of:=AVERAGE([.P2:.P6])" office:value-type="float" office:value="-1.11376845">
            <text:p>-1.11376845</text:p>
          </table:table-cell>
        </table:table-row>
        <table:table-row table:style-name="ro1">
          <table:table-cell/>
          <table:table-cell office:value-type="string">
            <text:p>MEAN</text:p>
          </table:table-cell>
          <table:table-cell table:formula="of:=AVERAGE([.C2:.C6])" office:value-type="float" office:value="-0.75804803">
            <text:p>-0.75804803</text:p>
          </table:table-cell>
          <table:table-cell table:formula="of:=AVERAGE([.D2:.D6])" office:value-type="float" office:value="-0.72578005">
            <text:p>-0.72578005</text:p>
          </table:table-cell>
          <table:table-cell table:formula="of:=AVERAGE([.E2:.E6])" office:value-type="float" office:value="-1.547369908">
            <text:p>-1.547369908</text:p>
          </table:table-cell>
          <table:table-cell table:formula="of:=AVERAGE([.F2:.F6])" office:value-type="float" office:value="-0.986031452">
            <text:p>-0.986031452</text:p>
          </table:table-cell>
          <table:table-cell table:formula="of:=AVERAGE([.G2:.G6])" office:value-type="float" office:value="-1.011836152">
            <text:p>-1.011836152</text:p>
          </table:table-cell>
          <table:table-cell table:formula="of:=AVERAGE([.H2:.H6])" office:value-type="float" office:value="-1.52143677">
            <text:p>-1.52143677</text:p>
          </table:table-cell>
          <table:table-cell/>
          <table:table-cell table:style-name="ce5" office:value-type="string">
            <text:p>St Dev</text:p>
          </table:table-cell>
          <table:table-cell table:style-name="ce9" table:formula="of:=STDEV([.K2:.K6])" office:value-type="float" office:value="0.412183803588195">
            <text:p>0.4121838036</text:p>
          </table:table-cell>
          <table:table-cell table:style-name="ce16" table:formula="of:=STDEV([.L2:.L6])" office:value-type="float" office:value="0.164926878859887">
            <text:p>0.1649268789</text:p>
          </table:table-cell>
          <table:table-cell table:style-name="ce9" table:formula="of:=STDEV([.M2:.M6])" office:value-type="float" office:value="1.6578762993528">
            <text:p>1.6578762994</text:p>
          </table:table-cell>
          <table:table-cell table:style-name="ce9" table:formula="of:=STDEV([.N2:.N6])" office:value-type="float" office:value="1.11068903884323">
            <text:p>1.1106890388</text:p>
          </table:table-cell>
          <table:table-cell table:style-name="ce9" table:formula="of:=STDEV([.O2:.O6])" office:value-type="float" office:value="1.01716047063115">
            <text:p>1.0171604706</text:p>
          </table:table-cell>
          <table:table-cell table:style-name="ce9" table:formula="of:=STDEV([.P2:.P6])" office:value-type="float" office:value="1.05329863254828">
            <text:p>1.0532986325</text:p>
          </table:table-cell>
        </table:table-row>
        <table:table-row table:style-name="ro1">
          <table:table-cell/>
          <table:table-cell office:value-type="string">
            <text:p>ST DEV</text:p>
          </table:table-cell>
          <table:table-cell table:formula="of:=STDEV([.C2:.C6])" office:value-type="float" office:value="0.446812542809312">
            <text:p>0.4468125428</text:p>
          </table:table-cell>
          <table:table-cell table:formula="of:=STDEV([.D2:.D6])" office:value-type="float" office:value="0.266603908672757">
            <text:p>0.2666039087</text:p>
          </table:table-cell>
          <table:table-cell table:formula="of:=STDEV([.E2:.E6])" office:value-type="float" office:value="1.27744201825603">
            <text:p>1.2774420183</text:p>
          </table:table-cell>
          <table:table-cell table:formula="of:=STDEV([.F2:.F6])" office:value-type="float" office:value="0.440028166882928">
            <text:p>0.4400281669</text:p>
          </table:table-cell>
          <table:table-cell table:formula="of:=STDEV([.G2:.G6])" office:value-type="float" office:value="0.823391408514627">
            <text:p>0.8233914085</text:p>
          </table:table-cell>
          <table:table-cell table:formula="of:=STDEV([.H2:.H6])" office:value-type="float" office:value="0.481708921659312">
            <text:p>0.4817089217</text:p>
          </table:table-cell>
          <table:table-cell table:number-columns-repeated="8"/>
        </table:table-row>
        <table:table-row table:style-name="ro2">
          <table:table-cell table:number-columns-repeated="10"/>
          <table:table-cell table:style-name="ce6" office:value-type="string">
            <text:p>75% Crossover 25% Subtree</text:p>
          </table:table-cell>
          <table:table-cell table:style-name="ce12" office:value-type="string">
            <text:p>75% Crossover 25% Point</text:p>
          </table:table-cell>
          <table:table-cell table:style-name="ce6" office:value-type="string">
            <text:p>25% Crossover 75% Subtree</text:p>
          </table:table-cell>
          <table:table-cell table:style-name="ce19" office:value-type="string">
            <text:p>50% Crossover 25% Subtree 25% Point</text:p>
          </table:table-cell>
          <table:table-cell table:style-name="ce19" office:value-type="string">
            <text:p>50% Crossover 25% Subtree <text:s text:c="3"/>25% Reproduction</text:p>
          </table:table-cell>
          <table:table-cell table:style-name="ce19" office:value-type="string">
            <text:p>25% Crossover 50% Subtree <text:s text:c="2"/>25% Reproduction</text:p>
          </table:table-cell>
        </table:table-row>
        <table:table-row table:style-name="ro1">
          <table:table-cell/>
          <table:table-cell office:value-type="string">
            <text:p>NSC Rank</text:p>
          </table:table-cell>
          <table:table-cell table:number-columns-repeated="7"/>
          <table:table-cell table:style-name="ce2" office:value-type="string">
            <text:p>Freight Train</text:p>
          </table:table-cell>
          <table:table-cell table:style-name="ce7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style-name="ce2" office:value-type="string">
            <text:p>Lion Roar</text:p>
          </table:table-cell>
          <table:table-cell table:style-name="ce7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style-name="ce2" office:value-type="string">
            <text:p>Metal Gong</text:p>
          </table:table-cell>
          <table:table-cell table:style-name="ce7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table:style-name="ce2" office:value-type="string">
            <text:p>Metallic Synth</text:p>
          </table:table-cell>
          <table:table-cell table:style-name="ce7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style-name="ce3" office:value-type="string">
            <text:p>Random Analog LFO Reverb</text:p>
          </table:table-cell>
          <table:table-cell table:style-name="ce7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9"/>
          <table:table-cell table:style-name="ce4" office:value-type="string">
            <text:p>Mean</text:p>
          </table:table-cell>
          <table:table-cell table:style-name="ce10" table:formula="of:=AVERAGE([.K12:.K16])" office:value-type="float" office:value="3.2">
            <text:p>3.2</text:p>
          </table:table-cell>
          <table:table-cell table:style-name="ce17" table:formula="of:=AVERAGE([.L12:.L16])" office:value-type="float" office:value="2.8">
            <text:p>2.8</text:p>
          </table:table-cell>
          <table:table-cell table:style-name="ce10" table:formula="of:=AVERAGE([.M12:.M16])" office:value-type="float" office:value="4.2">
            <text:p>4.2</text:p>
          </table:table-cell>
          <table:table-cell table:style-name="ce10" table:formula="of:=AVERAGE([.N12:.N16])" office:value-type="float" office:value="3.6">
            <text:p>3.6</text:p>
          </table:table-cell>
          <table:table-cell table:style-name="ce10" table:formula="of:=AVERAGE([.O12:.O16])" office:value-type="float" office:value="3.4">
            <text:p>3.4</text:p>
          </table:table-cell>
          <table:table-cell table:style-name="ce10" table:formula="of:=AVERAGE([.P12:.P16])" office:value-type="float" office:value="3.8">
            <text:p>3.8</text:p>
          </table:table-cell>
        </table:table-row>
        <table:table-row table:style-name="ro1">
          <table:table-cell table:number-columns-repeated="9"/>
          <table:table-cell table:style-name="ce5" office:value-type="string">
            <text:p>St Dev</text:p>
          </table:table-cell>
          <table:table-cell table:style-name="ce11" table:formula="of:=STDEV([.K12:.K16])" office:value-type="float" office:value="1.6431676725155">
            <text:p>1.6431676725</text:p>
          </table:table-cell>
          <table:table-cell table:style-name="ce18" table:formula="of:=STDEV([.L12:.L16])" office:value-type="float" office:value="1.48323969741913">
            <text:p>1.4832396974</text:p>
          </table:table-cell>
          <table:table-cell table:style-name="ce11" table:formula="of:=STDEV([.M12:.M16])" office:value-type="float" office:value="1.92353840616713">
            <text:p>1.9235384062</text:p>
          </table:table-cell>
          <table:table-cell table:style-name="ce11" table:formula="of:=STDEV([.N12:.N16])" office:value-type="float" office:value="1.51657508881031">
            <text:p>1.5165750888</text:p>
          </table:table-cell>
          <table:table-cell table:style-name="ce11" table:formula="of:=STDEV([.O12:.O16])" office:value-type="float" office:value="1.67332005306815">
            <text:p>1.6733200531</text:p>
          </table:table-cell>
          <table:table-cell table:style-name="ce11" table:formula="of:=STDEV([.P12:.P16])" office:value-type="float" office:value="2.58843582110896">
            <text:p>2.5884358211</text:p>
          </table:table-cell>
        </table:table-row>
        <table:table-row table:style-name="ro1">
          <table:table-cell/>
          <table:table-cell office:value-type="string">
            <text:p>MEAN</text:p>
          </table:table-cell>
          <table:table-cell table:formula="of:=AVERAGE([.C13:.C17])" office:value-type="float" office:value="3">
            <text:p>3</text:p>
          </table:table-cell>
          <table:table-cell table:formula="of:=AVERAGE([.D13:.D17])" office:value-type="float" office:value="2.2">
            <text:p>2.2</text:p>
          </table:table-cell>
          <table:table-cell table:formula="of:=AVERAGE([.E13:.E17])" office:value-type="float" office:value="4.6">
            <text:p>4.6</text:p>
          </table:table-cell>
          <table:table-cell table:formula="of:=AVERAGE([.F13:.F17])" office:value-type="float" office:value="3.4">
            <text:p>3.4</text:p>
          </table:table-cell>
          <table:table-cell table:formula="of:=AVERAGE([.G13:.G17])" office:value-type="float" office:value="3.4">
            <text:p>3.4</text:p>
          </table:table-cell>
          <table:table-cell table:formula="of:=AVERAGE([.H13:.H17])" office:value-type="float" office:value="4.4">
            <text:p>4.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T DEV</text:p>
          </table:table-cell>
          <table:table-cell table:formula="of:=STDEV([.C13:.C17])" office:value-type="float" office:value="1.87082869338697">
            <text:p>1.8708286934</text:p>
          </table:table-cell>
          <table:table-cell table:formula="of:=STDEV([.D13:.D17])" office:value-type="float" office:value="0.836660026534076">
            <text:p>0.8366600265</text:p>
          </table:table-cell>
          <table:table-cell table:formula="of:=STDEV([.E13:.E17])" office:value-type="float" office:value="1.67332005306815">
            <text:p>1.6733200531</text:p>
          </table:table-cell>
          <table:table-cell table:formula="of:=STDEV([.F13:.F17])" office:value-type="float" office:value="1.14017542509914">
            <text:p>1.1401754251</text:p>
          </table:table-cell>
          <table:table-cell table:formula="of:=STDEV([.G13:.G17])" office:value-type="float" office:value="2.30217288664427">
            <text:p>2.3021728866</text:p>
          </table:table-cell>
          <table:table-cell table:formula="of:=STDEV([.H13:.H17])" office:value-type="float" office:value="1.8165902124585">
            <text:p>1.8165902125</text:p>
          </table:table-cell>
          <table:table-cell table:number-columns-repeated="8"/>
        </table:table-row>
        <table:table-row table:style-name="ro1" table:number-rows-repeated="104855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6">01/26/2014</text:date>, <text:time>15:2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5T15:25:23</meta:creation-date>
    <dc:date>2014-01-26T15:24:54</dc:date>
    <meta:editing-duration>P1DT13H12M1S</meta:editing-duration>
    <meta:editing-cycles>90</meta:editing-cycles>
    <meta:generator>OpenOffice/4.0.1$Unix OpenOffice.org_project/401m5$Build-9714</meta:generator>
    <dc:creator>Aron Glennon</dc:creator>
    <meta:document-statistic meta:table-count="3" meta:cell-count="216" meta:object-count="0"/>
  </office:meta>
</office:document-meta>
</file>